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F80000017C2D12FA6E8C38CEC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6cm" fo:min-width="4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56cm" fo:min-width="5.79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4.56cm" fo:min-width="4.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3cm" fo:min-width="1.48cm"/>
      <style:paragraph-properties style:writing-mode="lr-tb"/>
    </style:style>
    <style:style style:name="gr6" style:family="graphic" style:parent-style-name="standard">
      <style:graphic-properties draw:fill-color="#85c0ff" draw:textarea-horizontal-align="justify" draw:textarea-vertical-align="middle" draw:auto-grow-height="false" fo:min-height="4.56cm" fo:min-width="4.31cm"/>
      <style:paragraph-properties style:writing-mode="lr-tb"/>
    </style:style>
    <style:style style:name="gr7" style:family="graphic" style:parent-style-name="standard">
      <style:graphic-properties draw:fill-color="#e16173" draw:textarea-horizontal-align="justify" draw:textarea-vertical-align="middle" draw:auto-grow-height="false" fo:min-height="4.56cm" fo:min-width="4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85c0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16173"/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6.8cm" svg:x="18.6cm" svg:y="1.3cm">
          <text:p text:style-name="P1">Electrica The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9cm" svg:height="6.8cm" svg:x="2.2cm" svg:y="10.1cm">
          <text:p text:style-name="P1">Circuits, Current &amp; Volt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6.8cm" svg:x="13cm" svg:y="10cm">
          <text:p text:style-name="P1">AC Electri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6.8cm" svg:x="21.6cm" svg:y="10cm">
          <text:p text:style-name="P1">DC Electri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6.8cm" svg:x="30.8cm" svg:y="10cm">
          <text:p text:style-name="P1">Digital<text:line-break/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6.8cm" svg:x="39.7cm" svg:y="10cm">
          <text:p text:style-name="P1">Data</text:p>
          <text:p text:style-name="P1">Acqui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1cm" svg:y1="6.4cm" svg:x2="10.5cm" svg:y2="11.2cm">
          <text:p/>
        </draw:line>
        <draw:line draw:style-name="gr3" draw:text-style-name="P3" draw:layer="layout" svg:x1="20.5cm" svg:y1="7.7cm" svg:x2="18cm" svg:y2="10.5cm">
          <text:p/>
        </draw:line>
        <draw:line draw:style-name="gr3" draw:text-style-name="P3" draw:layer="layout" svg:x1="23cm" svg:y1="8.3cm" svg:x2="24.1cm" svg:y2="10.2cm">
          <text:p/>
        </draw:line>
        <draw:line draw:style-name="gr3" draw:text-style-name="P3" draw:layer="layout" svg:x1="25cm" svg:y1="6.9cm" svg:x2="31.2cm" svg:y2="11.5cm">
          <text:p/>
        </draw:line>
        <draw:line draw:style-name="gr3" draw:text-style-name="P3" draw:layer="layout" svg:x1="25.7cm" svg:y1="6.1cm" svg:x2="40.3cm" svg:y2="11cm">
          <text:p/>
        </draw:line>
        <draw:custom-shape draw:style-name="gr4" draw:text-style-name="P4" draw:layer="layout" svg:width="6.8cm" svg:height="6.8cm" svg:x="63.4cm" svg:y="9.9cm">
          <text:p text:style-name="P1">Environmental</text:p>
          <text:p text:style-name="P1">Sen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6.8cm" svg:x="39.701cm" svg:y="10.001cm">
          <text:p text:style-name="P1">Data</text:p>
          <text:p text:style-name="P1">Acqui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8cm" svg:height="6.8cm" svg:x="62.6cm" svg:y="20.5cm">
          <text:p text:style-name="P1">Humidity &amp; </text:p>
          <text:p text:style-name="P1">Mois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8cm" svg:height="6.8cm" svg:x="54.2cm" svg:y="19.8cm">
          <text:p text:style-name="P1">Temper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8cm" svg:height="6.8cm" svg:x="71.7cm" svg:y="20.3cm">
          <text:p text:style-name="P1">Environmental</text:p>
          <text:p text:style-name="P1">Sen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8cm" svg:height="6.8cm" svg:x="81cm" svg:y="19.6cm">
          <text:p text:style-name="P1">Environmental</text:p>
          <text:p text:style-name="P1">Sen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2.8cm" svg:x="30.1cm" svg:y="20.6cm">
          <text:p text:style-name="P1">Ra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2.8cm" svg:x="32.5cm" svg:y="19.3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6.8cm" svg:height="6.8cm" svg:x="19.4cm" svg:y="33.5cm">
          <text:p text:style-name="P1">Software / </text:p>
          <text:p text:style-name="P1">Emoncms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6.8cm" svg:height="6.8cm" svg:x="44cm" svg:y="35.6cm">
          <text:p text:style-name="P1">Arduino-style</text:p>
          <text:p text:style-name="P1">Energy Monito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3.3cm" svg:y1="17.1cm" svg:x2="32.5cm" svg:y2="19.7cm">
          <text:p/>
        </draw:line>
        <draw:custom-shape draw:style-name="gr5" draw:text-style-name="P1" draw:layer="layout" svg:width="2.8cm" svg:height="2.8cm" svg:x="13.3cm" svg:y="18.4cm">
          <text:p text:style-name="P1">Current</text:p>
          <text:p text:style-name="P1">Sens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2.8cm" svg:x="15.8cm" svg:y="20.5cm">
          <text:p text:style-name="P1">Voltage</text:p>
          <text:p text:style-name="P1">Sens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5F80000017C2D12FA6E8C38CEC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2-18T18:42:48.804882631</meta:creation-date>
    <dc:date>2021-02-18T18:57:19.977434117</dc:date>
    <meta:editing-duration>PT4M10S</meta:editing-duration>
    <meta:editing-cycles>1</meta:editing-cycles>
    <meta:document-statistic meta:object-count="24"/>
    <meta:generator>LibreOffice/6.3.5.2$Linux_X86_64 LibreOffice_project/30$Build-2</meta:generator>
  </office:meta>
</office:document-meta>
</file>